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note text:id="ftn1" text:note-class="endnote"><text:note-citation/><text:note-body/></text:note>Something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9-07-23T14:11:17</dc:date>
    <meta:editing-duration>PT0.062S</meta:editing-duration>
    <meta:editing-cycles>3</meta:editing-cycles>
    <meta:generator>StarOffice/8$Win32 OpenOffice.org_project/680m18$Build-9161</meta:generator>
  </office:meta>
</office:document-meta>
</file>